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c81" officeooo:paragraph-rsid="001b6c81"/>
    </style:style>
    <style:style style:name="P2" style:family="paragraph" style:parent-style-name="Standard">
      <style:text-properties officeooo:rsid="001c1258" officeooo:paragraph-rsid="001c1258"/>
    </style:style>
    <style:style style:name="P3" style:family="paragraph" style:parent-style-name="Standard">
      <style:text-properties officeooo:rsid="001cf444" officeooo:paragraph-rsid="001cf444"/>
    </style:style>
    <style:style style:name="P4" style:family="paragraph" style:parent-style-name="Standard">
      <style:text-properties officeooo:rsid="001e0ba5" officeooo:paragraph-rsid="001e0ba5"/>
    </style:style>
    <style:style style:name="P5" style:family="paragraph" style:parent-style-name="Standard">
      <style:text-properties officeooo:paragraph-rsid="001e0ba5"/>
    </style:style>
    <style:style style:name="P6" style:family="paragraph" style:parent-style-name="Standard">
      <style:text-properties fo:color="#c9211e" officeooo:rsid="001e0ba5" officeooo:paragraph-rsid="001e0ba5"/>
    </style:style>
    <style:style style:name="P7" style:family="paragraph" style:parent-style-name="Standard">
      <style:text-properties officeooo:rsid="001e3cc8" officeooo:paragraph-rsid="001e3cc8"/>
    </style:style>
    <style:style style:name="P8" style:family="paragraph" style:parent-style-name="Standard">
      <style:text-properties officeooo:rsid="001f79d6" officeooo:paragraph-rsid="001f79d6"/>
    </style:style>
    <style:style style:name="P9" style:family="paragraph" style:parent-style-name="Standard">
      <style:text-properties officeooo:rsid="002039e3" officeooo:paragraph-rsid="002039e3"/>
    </style:style>
    <style:style style:name="P10" style:family="paragraph" style:parent-style-name="Standard">
      <style:text-properties officeooo:paragraph-rsid="002039e3"/>
    </style:style>
    <style:style style:name="T1" style:family="text">
      <style:text-properties officeooo:rsid="001cf444"/>
    </style:style>
    <style:style style:name="T2" style:family="text">
      <style:text-properties fo:color="#c9211e"/>
    </style:style>
    <style:style style:name="T3" style:family="text">
      <style:text-properties officeooo:rsid="001e0ba5"/>
    </style:style>
    <style:style style:name="T4" style:family="text">
      <style:text-properties fo:color="#000000"/>
    </style:style>
    <style:style style:name="T5" style:family="text">
      <style:text-properties fo:color="#000000" officeooo:rsid="001e0ba5"/>
    </style:style>
    <style:style style:name="T6" style:family="text">
      <style:text-properties fo:color="#000000" officeooo:rsid="002006bd"/>
    </style:style>
    <style:style style:name="T7" style:family="text">
      <style:text-properties fo:color="#000000" officeooo:rsid="002039e3"/>
    </style:style>
    <style:style style:name="T8" style:family="text">
      <style:text-properties officeooo:rsid="00203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остановка задачи на разработку</text:p>
      <text:p text:style-name="P2"/>
      <text:p text:style-name="P2">1.1. Описание предметной области</text:p>
      <text:p text:style-name="P2"/>
      <text:p text:style-name="P1">Разрабатываемое программное обеспечение ориентировано на пользователей, которым необходим сервис, способный предоставлять информацию в случае нестабильного интернет-соединения или его отсутствия. </text:p>
      <text:p text:style-name="P1"/>
      <text:p text:style-name="P2">Программное обеспечение ползволяет улучшить пользовательский опыт работы с сервисами поиска информации посредством повышения производительности и отказоустойчивости.</text:p>
      <text:p text:style-name="P2"/>
      <text:p text:style-name="P2">В предметной области <text:span text:style-name="T1">рассмативается процесс создания веб-сервиса для автоматизированного сбора данных на основе подхода offline-first. </text:span></text:p>
      <text:p text:style-name="P2"/>
      <text:p text:style-name="P3">Задачи программного обеспечения:</text:p>
      <text:p text:style-name="P3"/>
      <text:p text:style-name="P3">Предоставление пользователю информации о ресторанах</text:p>
      <text:p text:style-name="P3">Предоставление возможности фильтрации ресторанов по заданным критериям</text:p>
      <text:p text:style-name="P3">Предоставление информации в случае нестабильного интернет соединения</text:p>
      <text:p text:style-name="P3">Предоставление информации в случае отсутствия интернет-соединения</text:p>
      <text:p text:style-name="P3">Предоставление возможности оставить отзыв о ресторане</text:p>
      <text:p text:style-name="P3">Предоставление возможности добавить ресторан в избранное</text:p>
      <text:p text:style-name="P3">Обработка неуспешной отправки отзыва посредством автоматической <text:span text:style-name="T2">отправки</text:span> в момент установления интернет соединения</text:p>
      <text:p text:style-name="P3">Предоставление возможности <text:span text:style-name="T3">использования программного обеспечения на устройствах с разным разрешением экрана</text:span></text:p>
      <text:p text:style-name="P4">Предоставление возможности использования программного обеспечения людям с ограниченными возможностями</text:p>
      <text:p text:style-name="P4"/>
      <text:p text:style-name="P4">Требования к внешнему виду веб-сервиса</text:p>
      <text:p text:style-name="P4">Должно обладать современным дизайном (material design)</text:p>
      <text:p text:style-name="P4">Обеспечить удобство пользователя, продуманный интерфейс</text:p>
      <text:p text:style-name="P4">Предусмотреть дизайн для мобтльных устройств, который будет одинаково удобен для разных экранов</text:p>
      <text:p text:style-name="P4"/>
      <text:p text:style-name="P4">Развитие приложения</text:p>
      <text:p text:style-name="P4">Разработка личного кабинета пользователя</text:p>
      <text:p text:style-name="P4">Минорные обновления (расширение функционалльности)</text:p>
      <text:p text:style-name="P4">Добавление поддержки новых платформ </text:p>
      <text:p text:style-name="P4"/>
      <text:p text:style-name="P4">Программная платформа</text:p>
      <text:p text:style-name="P4">Браузер Chrome </text:p>
      <text:p text:style-name="P4"/>
      <text:p text:style-name="P4">Функции, которые должны быть реализованы в процессе решения задачи</text:p>
      <text:p text:style-name="P4">1. Разработка графического интерфейса пользователя веб-сервиса для браузеров настольных компьютеров и ноутбуков</text:p>
      <text:p text:style-name="P4">2. Разработка графического интерфейса пользователя веб-вервиса для браузеров мобильных устройств (смартфонов, планшетов)</text:p>
      <text:p text:style-name="P4">3. Разработка нереляционной базы даных на стороне клиента</text:p>
      <text:p text:style-name="P6">4. Разработка сервера</text:p>
      <text:p text:style-name="P5"><text:soft-page-break/><text:span text:style-name="T5">Из общего описания предметной области следует, что результатом работы будет система, состоящая из двух частей: веб-приложение с развернутой нереляционной базой данных и сервер.</text:span></text:p>
      <text:p text:style-name="P5"><text:span text:style-name="T5"/></text:p>
      <text:p text:style-name="P7"><text:span text:style-name="T5">1.</text:span><text:span text:style-name="T4">2. Обзор аналогичных решений</text:span></text:p>
      <text:p text:style-name="P7"><text:span text:style-name="T4"/></text:p>
      <text:p text:style-name="P8"><text:span text:style-name="T4">На настоящий момент существует аналогичное решение в лице Google Maps, которое использует тех технологии, которые реализованы в разрабатываемом веб-приложении. При этом следует отметить, что Google Maps это мощный сервис, который потребляет большое количство трафика за счет использования других ресурсоемких. </text:span></text:p>
      <text:p text:style-name="P8"><text:span text:style-name="T4">Для пользователей (особенно мобильных устройств) важно быстродействие и экономия трафика, а также отсутствие лишних деталей, которые могут ухудшить пользовательский опыт при работе с системой.</text:span></text:p>
      <text:p text:style-name="P8"><text:span text:style-name="T4"/></text:p>
      <text:p text:style-name="P8"><text:span text:style-name="T4">Разрабатываемое приложение направлено исключительно на предоставление информации по ресторанам и отзывам о них, что ползволит пользователю быстро получить ее, не совершая лишних действий (закрытие окон, </text:span><text:span text:style-name="T6">всплывающая реклама</text:span><text:span text:style-name="T4">). </text:span></text:p>
      <text:p text:style-name="P8"><text:span text:style-name="T4"/></text:p>
      <text:p text:style-name="P10"><text:span text:style-name="T7">Таким образом, несмотря на наличие аналогичных решений, разработка веб-сервиса для автоматизированного сбора данных на основе подхода offline-first сохраняет свою актуальность.</text:span></text:p>
      <text:p text:style-name="P10"><text:span text:style-name="T7"/></text:p>
      <text:p text:style-name="P9"><text:span text:style-name="T4">1.3. Постановка задачи на разработку</text:span></text:p>
      <text:p text:style-name="P9"><text:span text:style-name="T4"/></text:p>
      <text:p text:style-name="P9"><text:span text:style-name="T4">Функциональные требования</text:span></text:p>
      <text:p text:style-name="P9"><text:span text:style-name="T4">- просмотр списка всех ресторанов, дполнительной информации и отзывов по ним</text:span></text:p>
      <text:p text:style-name="P9"><text:span text:style-name="T4">- выбор ресторанов по критериям “местоположение” и “кухня”</text:span></text:p>
      <text:p text:style-name="P9"><text:span text:style-name="T4">- отправка нового отзыва по выбранному ресторану (в том числе автоматическая в момент установления интернет-соединения)</text:span></text:p>
      <text:p text:style-name="P9"><text:span text:style-name="T4">- сохранение данных, к которым пользователь обращался ранее</text:span></text:p>
      <text:p text:style-name="P9"><text:span text:style-name="T4">- </text:span></text:p>
      <text:p text:style-name="P9"><text:span text:style-name="T4">Нефункциональные требования</text:span></text:p>
      <text:p text:style-name="P9"><text:span text:style-name="T4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1T11:57:00.937485272</meta:creation-date>
    <meta:generator>LibreOffice/6.3.5.2$Linux_X86_64 LibreOffice_project/30$Build-2</meta:generator>
    <dc:date>2020-04-21T13:13:47.304916165</dc:date>
    <meta:editing-duration>PT23M12S</meta:editing-duration>
    <meta:editing-cycles>3</meta:editing-cycles>
    <meta:document-statistic meta:table-count="0" meta:image-count="0" meta:object-count="0" meta:page-count="2" meta:paragraph-count="44" meta:word-count="409" meta:character-count="3586" meta:non-whitespace-character-count="3214"/>
  </office:meta>
</office:document-meta>
</file>